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1a7ecd" officeooo:paragraph-rsid="001a7ecd"/>
    </style:style>
    <style:style style:name="P2" style:family="paragraph" style:parent-style-name="Standard">
      <style:text-properties fo:font-weight="bold" officeooo:rsid="001a7ecd" officeooo:paragraph-rsid="001a7ecd" style:font-weight-asian="bold" style:font-weight-complex="bold"/>
    </style:style>
    <style:style style:name="P3" style:family="paragraph" style:parent-style-name="Standard">
      <style:text-properties fo:font-weight="normal" officeooo:rsid="001a7ecd" officeooo:paragraph-rsid="001a7ecd" style:font-weight-asian="normal" style:font-weight-complex="normal"/>
    </style:style>
    <style:style style:name="P4" style:family="paragraph" style:parent-style-name="Standard">
      <style:text-properties fo:font-weight="bold" officeooo:rsid="001a7ecd" officeooo:paragraph-rsid="001a7ecd" style:font-weight-asian="bold" style:font-weight-complex="bold"/>
    </style:style>
    <style:style style:name="P5" style:family="paragraph" style:parent-style-name="Standard">
      <style:text-properties fo:font-weight="bold" officeooo:rsid="001bc23a" officeooo:paragraph-rsid="001bc23a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ITHUB: <text:span text:style-name="T1">https://github.com/BraydanNewman/MXB261_PST</text:span></text:p>
      <text:p text:style-name="P2"/>
      <text:p text:style-name="P2">PART 1 CODE</text:p>
      <text:p text:style-name="P2">main.m</text:p>
      <text:p text:style-name="P1"/>
      <text:p text:style-name="P1">%% Plot 1</text:p>
      <text:p text:style-name="P1">N = 100;</text:p>
      <text:p text:style-name="P1">P = "1";</text:p>
      <text:p text:style-name="P1"/>
      <text:p text:style-name="P1">subplot(2,2,1)</text:p>
      <text:p text:style-name="P1">[results] = ball_drop(1/3, 1/3, 1/3, N, P);</text:p>
      <text:p text:style-name="P1">bar(results)</text:p>
      <text:p text:style-name="P1">ylabel('Number of Particles', 'FontSize', 20)</text:p>
      <text:p text:style-name="P1">xlabel('Bins', 'FontSize', 20)</text:p>
      <text:p text:style-name="P1">title('Probabilities (s = w = e = 1/3): ', 'FontSize', 20)</text:p>
      <text:p text:style-name="P1"/>
      <text:p text:style-name="P1">subplot(2,2,2)</text:p>
      <text:p text:style-name="P1">[results] = ball_drop(2/3, 1/6, 1/6, N, P);</text:p>
      <text:p text:style-name="P1">bar(results)</text:p>
      <text:p text:style-name="P1">ylabel('Number of Particles', 'FontSize', 20)</text:p>
      <text:p text:style-name="P1">xlabel('Bins', 'FontSize', 20)</text:p>
      <text:p text:style-name="P1">title('Probabilities (S = 2/3, w = 1/6, e = 1/6):', 'FontSize', 20)</text:p>
      <text:p text:style-name="P1"/>
      <text:p text:style-name="P1">subplot(2,2,3)</text:p>
      <text:p text:style-name="P1">[results] = ball_drop(3/5, 3/10, 1/10, N, P);</text:p>
      <text:p text:style-name="P1">bar(results)</text:p>
      <text:p text:style-name="P1">ylabel('Number of Particles', 'FontSize', 20)</text:p>
      <text:p text:style-name="P1">xlabel('Bins', 'FontSize', 20)</text:p>
      <text:p text:style-name="P1">title('Probabilities (s = 3/5, w = 3/10 e = 1/6):', 'FontSize', 20)</text:p>
      <text:p text:style-name="P1"/>
      <text:p text:style-name="P1">subplot(2,2,4)</text:p>
      <text:p text:style-name="P1">[results] = ball_drop(3/5, 1/10, 3/10, N, P);</text:p>
      <text:p text:style-name="P1">bar(results)</text:p>
      <text:p text:style-name="P1">ylabel('Number of Particles', 'FontSize', 20)</text:p>
      <text:p text:style-name="P1">xlabel('Bins', 'FontSize', 20)</text:p>
      <text:p text:style-name="P1">title('Probabilities (s = 3/5, w = 1/10, e = 3/10):', 'FontSize', 20)</text:p>
      <text:p text:style-name="P1"/>
      <text:p text:style-name="P1">sgtitle(["2D Biased Random Walk", "Praticals = 100, Starting Position = Middle (1)"], 'FontSize', 25)</text:p>
      <text:p text:style-name="P1"/>
      <text:p text:style-name="P1">%% Plot 2</text:p>
      <text:p text:style-name="P1">N = 200;</text:p>
      <text:p text:style-name="P1">P = "1";</text:p>
      <text:p text:style-name="P1"/>
      <text:p text:style-name="P1">subplot(2,2,1)</text:p>
      <text:p text:style-name="P1">[results] = ball_drop(1/3, 1/3, 1/3, N, P);</text:p>
      <text:p text:style-name="P1">bar(results)</text:p>
      <text:p text:style-name="P1">ylabel('Number of Particles', 'FontSize', 20)</text:p>
      <text:p text:style-name="P1">xlabel('Bins', 'FontSize', 20)</text:p>
      <text:p text:style-name="P1">title('Probabilities (s = w = e = 1/3):', 'FontSize', 20)</text:p>
      <text:p text:style-name="P1"/>
      <text:p text:style-name="P1">subplot(2,2,2)</text:p>
      <text:p text:style-name="P1"><text:soft-page-break/>[results] = ball_drop(2/3, 1/6, 1/6, N, P);</text:p>
      <text:p text:style-name="P1">bar(results)</text:p>
      <text:p text:style-name="P1">ylabel('Number of Particles', 'FontSize', 20)</text:p>
      <text:p text:style-name="P1">xlabel('Bins', 'FontSize', 20)</text:p>
      <text:p text:style-name="P1">title('Probabilities (S = 2/3, w = 1/6, e = 1/6):', 'FontSize', 20)</text:p>
      <text:p text:style-name="P1"/>
      <text:p text:style-name="P1">subplot(2,2,3)</text:p>
      <text:p text:style-name="P1">[results] = ball_drop(3/5, 3/10, 1/10, N, P);</text:p>
      <text:p text:style-name="P1">bar(results)</text:p>
      <text:p text:style-name="P1">ylabel('Number of Particles', 'FontSize', 20)</text:p>
      <text:p text:style-name="P1">xlabel('Bins', 'FontSize', 20)</text:p>
      <text:p text:style-name="P1">title('Probabilities (s = 3/5, w = 3/10 e = 1/6):', 'FontSize', 20)</text:p>
      <text:p text:style-name="P1"/>
      <text:p text:style-name="P1">subplot(2,2,4)</text:p>
      <text:p text:style-name="P1">[results] = ball_drop(3/5, 1/10, 3/10, N, P);</text:p>
      <text:p text:style-name="P1">bar(results)</text:p>
      <text:p text:style-name="P1">ylabel('Number of Particles', 'FontSize', 20)</text:p>
      <text:p text:style-name="P1">xlabel('Bins', 'FontSize', 20)</text:p>
      <text:p text:style-name="P1">title('Probabilities (s = 3/5, w = 1/10, e = 3/10):', 'FontSize', 20)</text:p>
      <text:p text:style-name="P1"/>
      <text:p text:style-name="P1">sgtitle(["2D Biased Random Walk", "Praticals = 200, Starting Position = Middle (1)"], 'FontSize', 25)</text:p>
      <text:p text:style-name="P1"/>
      <text:p text:style-name="P1">%% Plot 3</text:p>
      <text:p text:style-name="P1">N = 100;</text:p>
      <text:p text:style-name="P1">P = "rand";</text:p>
      <text:p text:style-name="P1"/>
      <text:p text:style-name="P1">subplot(2,2,1)</text:p>
      <text:p text:style-name="P1">[results] = ball_drop(1/3, 1/3, 1/3, N, P);</text:p>
      <text:p text:style-name="P1">bar(results)</text:p>
      <text:p text:style-name="P1">ylabel('Number of Particles', 'FontSize', 20)</text:p>
      <text:p text:style-name="P1">xlabel('Bins', 'FontSize', 20)</text:p>
      <text:p text:style-name="P1">title('Probabilities (s = w = e = 1/3):', 'FontSize', 20)</text:p>
      <text:p text:style-name="P1"/>
      <text:p text:style-name="P1">subplot(2,2,2)</text:p>
      <text:p text:style-name="P1">[results] = ball_drop(2/3, 1/6, 1/6, N, P);</text:p>
      <text:p text:style-name="P1">bar(results)</text:p>
      <text:p text:style-name="P1">ylabel('Number of Particles', 'FontSize', 20)</text:p>
      <text:p text:style-name="P1">xlabel('Bins', 'FontSize', 20)</text:p>
      <text:p text:style-name="P1">title('Probabilities (S = 2/3, w = 1/6, e = 1/6):', 'FontSize', 20)</text:p>
      <text:p text:style-name="P1"/>
      <text:p text:style-name="P1">subplot(2,2,3)</text:p>
      <text:p text:style-name="P1">[results] = ball_drop(3/5, 3/10, 1/10, N, P);</text:p>
      <text:p text:style-name="P1">bar(results)</text:p>
      <text:p text:style-name="P1">ylabel('Number of Particles', 'FontSize', 20)</text:p>
      <text:p text:style-name="P1">xlabel('Bins', 'FontSize', 20)</text:p>
      <text:p text:style-name="P1">title('Probabilities (s = 3/5, w = 3/10 e = 1/6):', 'FontSize', 20)</text:p>
      <text:p text:style-name="P1"/>
      <text:p text:style-name="P1">subplot(2,2,4)</text:p>
      <text:p text:style-name="P1">[results] = ball_drop(3/5, 1/10, 3/10, N, P);</text:p>
      <text:p text:style-name="P1">bar(results)</text:p>
      <text:p text:style-name="P1">ylabel('Number of Particles', 'FontSize', 20)</text:p>
      <text:p text:style-name="P1"><text:soft-page-break/>xlabel('Bins', 'FontSize', 20)</text:p>
      <text:p text:style-name="P1">title('Probabilities (s = 3/5, w = 1/10, e = 3/10):', 'FontSize', 20)</text:p>
      <text:p text:style-name="P1"/>
      <text:p text:style-name="P1">sgtitle(["2D Biased Random Walk", "Praticals = 100, Starting Position = Random (rand)"], 'FontSize', 25)</text:p>
      <text:p text:style-name="P1"/>
      <text:p text:style-name="P1">%% Plot 4</text:p>
      <text:p text:style-name="P1">N = 200;</text:p>
      <text:p text:style-name="P1">P = "rand";</text:p>
      <text:p text:style-name="P1"/>
      <text:p text:style-name="P1">subplot(2,2,1)</text:p>
      <text:p text:style-name="P1">[results] = ball_drop(1/3, 1/3, 1/3, N, P);</text:p>
      <text:p text:style-name="P1">bar(results)</text:p>
      <text:p text:style-name="P1">ylabel('Number of Particles', 'FontSize', 20)</text:p>
      <text:p text:style-name="P1">xlabel('Bins', 'FontSize', 20)</text:p>
      <text:p text:style-name="P1">title('Probabilities (s = w = e = 1/3):', 'FontSize', 20)</text:p>
      <text:p text:style-name="P1"/>
      <text:p text:style-name="P1">subplot(2,2,2)</text:p>
      <text:p text:style-name="P1">[results] = ball_drop(2/3, 1/6, 1/6, N, P);</text:p>
      <text:p text:style-name="P1">bar(results)</text:p>
      <text:p text:style-name="P1">ylabel('Number of Particles', 'FontSize', 20)</text:p>
      <text:p text:style-name="P1">xlabel('Bins', 'FontSize', 20)</text:p>
      <text:p text:style-name="P1">title('Probabilities (S = 2/3, w = 1/6, e = 1/6):', 'FontSize', 20)</text:p>
      <text:p text:style-name="P1"/>
      <text:p text:style-name="P1">subplot(2,2,3)</text:p>
      <text:p text:style-name="P1">[results] = ball_drop(3/5, 3/10, 1/10, N, P);</text:p>
      <text:p text:style-name="P1">bar(results)</text:p>
      <text:p text:style-name="P1">ylabel('Number of Particles', 'FontSize', 20)</text:p>
      <text:p text:style-name="P1">xlabel('Bins', 'FontSize', 20)</text:p>
      <text:p text:style-name="P1">title('Probabilities (s = 3/5, w = 3/10 e = 1/6):', 'FontSize', 20)</text:p>
      <text:p text:style-name="P1"/>
      <text:p text:style-name="P1">subplot(2,2,4)</text:p>
      <text:p text:style-name="P1">[results] = ball_drop(3/5, 1/10, 3/10, N, P);</text:p>
      <text:p text:style-name="P1">bar(results)</text:p>
      <text:p text:style-name="P1">ylabel('Number of Particles', 'FontSize', 20)</text:p>
      <text:p text:style-name="P1">xlabel('Bins', 'FontSize', 20)</text:p>
      <text:p text:style-name="P1">title('Probabilities (s = 3/5, w = 1/10, e = 3/10):', 'FontSize', 20)</text:p>
      <text:p text:style-name="P1"/>
      <text:p text:style-name="P1">sgtitle(["2D Biased Random Walk", "Praticals = 200, Starting Position = Random (rand)"], 'FontSize', 25)</text:p>
      <text:p text:style-name="P1"/>
      <text:p text:style-name="P2">ball_drop.m</text:p>
      <text:p text:style-name="P3">function [results] = ball_drop(s, w, e, N, P)</text:p>
      <text:p text:style-name="P3"><text:s text:c="4"/>board_height = 99;</text:p>
      <text:p text:style-name="P3"><text:s text:c="4"/>board_width = 99;</text:p>
      <text:p text:style-name="P3"/>
      <text:p text:style-name="P3"><text:s text:c="4"/>game_board = zeros(board_height, board_width);</text:p>
      <text:p text:style-name="P3"><text:s text:c="4"/></text:p>
      <text:p text:style-name="P3"><text:s text:c="4"/>for ball_index = 1:N</text:p>
      <text:p text:style-name="P3"/>
      <text:p text:style-name="P3"><text:s text:c="8"/>if P == "rand"</text:p>
      <text:p text:style-name="P3"><text:s text:c="12"/>start_x = randi([1, board_width]);</text:p>
      <text:p text:style-name="P3"><text:soft-page-break/><text:s text:c="8"/>elseif P == "1"</text:p>
      <text:p text:style-name="P3"><text:s text:c="12"/>start_x = (board_width + 1) / 2;</text:p>
      <text:p text:style-name="P3"><text:s text:c="8"/>end</text:p>
      <text:p text:style-name="P3"/>
      <text:p text:style-name="P3"><text:s text:c="8"/>current_x = start_x;</text:p>
      <text:p text:style-name="P3"><text:s text:c="8"/>current_y = board_height;</text:p>
      <text:p text:style-name="P3"><text:s text:c="4"/></text:p>
      <text:p text:style-name="P3"><text:s text:c="8"/>next_x = current_x;</text:p>
      <text:p text:style-name="P3"><text:s text:c="8"/>next_y = current_y;</text:p>
      <text:p text:style-name="P3"><text:s text:c="4"/></text:p>
      <text:p text:style-name="P3"><text:s text:c="8"/>stopped = false;</text:p>
      <text:p text:style-name="P3"><text:s text:c="4"/></text:p>
      <text:p text:style-name="P3"><text:s text:c="8"/>while ~stopped</text:p>
      <text:p text:style-name="P3"><text:s text:c="12"/>u = rand;</text:p>
      <text:p text:style-name="P3"><text:s text:c="12"/>if u &lt; w</text:p>
      <text:p text:style-name="P3"><text:s text:c="4"/>% <text:s text:c="12"/>LEFT <text:s text:c="3"/></text:p>
      <text:p text:style-name="P3"><text:s text:c="16"/>temp = current_x - 1;</text:p>
      <text:p text:style-name="P3"><text:s text:c="16"/>if temp &lt; 1</text:p>
      <text:p text:style-name="P3"><text:s text:c="20"/>temp = board_width;</text:p>
      <text:p text:style-name="P3"><text:s text:c="16"/>end</text:p>
      <text:p text:style-name="P3"><text:s text:c="4"/></text:p>
      <text:p text:style-name="P3"><text:s text:c="16"/>if game_board(temp, current_y) ~= 1</text:p>
      <text:p text:style-name="P3"><text:s text:c="20"/>next_x = temp;</text:p>
      <text:p text:style-name="P3"><text:s text:c="16"/>end</text:p>
      <text:p text:style-name="P3"><text:s text:c="12"/>elseif u &lt; w + e</text:p>
      <text:p text:style-name="P3"><text:s text:c="4"/>% <text:s text:c="12"/>RIGHT</text:p>
      <text:p text:style-name="P3"><text:s text:c="16"/>temp = current_x + 1;</text:p>
      <text:p text:style-name="P3"><text:s text:c="16"/>if temp &gt; board_width</text:p>
      <text:p text:style-name="P3"><text:s text:c="20"/>temp = 1;</text:p>
      <text:p text:style-name="P3"><text:s text:c="16"/>end</text:p>
      <text:p text:style-name="P3"><text:s text:c="4"/></text:p>
      <text:p text:style-name="P3"><text:s text:c="16"/>if game_board(temp, current_y) ~= 1</text:p>
      <text:p text:style-name="P3"><text:s text:c="20"/>next_x = temp;</text:p>
      <text:p text:style-name="P3"><text:s text:c="16"/>end</text:p>
      <text:p text:style-name="P3"><text:s text:c="12"/>elseif u &lt; w + e + s</text:p>
      <text:p text:style-name="P3"><text:s text:c="4"/>% <text:s text:c="12"/>DOWN</text:p>
      <text:p text:style-name="P3"><text:s text:c="16"/>next_y = current_y - 1;</text:p>
      <text:p text:style-name="P3"><text:s text:c="16"/>if game_board(next_x, next_y) == 1 || next_y == 1</text:p>
      <text:p text:style-name="P3"><text:s text:c="20"/>game_board(current_x, current_y) = 1;</text:p>
      <text:p text:style-name="P3"><text:s text:c="20"/>stopped = true;</text:p>
      <text:p text:style-name="P3"><text:s text:c="16"/>end</text:p>
      <text:p text:style-name="P3"><text:s text:c="12"/>end</text:p>
      <text:p text:style-name="P3"><text:s text:c="12"/>current_x = next_x;</text:p>
      <text:p text:style-name="P3"><text:s text:c="12"/>current_y = next_y;</text:p>
      <text:p text:style-name="P3"><text:s text:c="8"/>end</text:p>
      <text:p text:style-name="P3"><text:s text:c="4"/>end</text:p>
      <text:p text:style-name="P3"/>
      <text:p text:style-name="P3"><text:s text:c="4"/>results = zeros(1, board_width);</text:p>
      <text:p text:style-name="P3"><text:s text:c="4"/>for i = 1:board_width</text:p>
      <text:p text:style-name="P3"><text:s text:c="8"/>results(i) = sum(game_board(i,:));</text:p>
      <text:p text:style-name="P3"><text:s text:c="4"/>end</text:p>
      <text:p text:style-name="P3"/>
      <text:p text:style-name="P3"><text:soft-page-break/>end</text:p>
      <text:p text:style-name="P2"/>
      <text:p text:style-name="P2">PART 2 CODE</text:p>
      <text:p text:style-name="P2">main.m</text:p>
      <text:p text:style-name="P2"/>
      <text:p text:style-name="P3">%% Plot 1</text:p>
      <text:p text:style-name="P3">bins = 20;</text:p>
      <text:p text:style-name="P3">samples = 1000;</text:p>
      <text:p text:style-name="P3">[KLD1, KLD2, X, b, X1,b1] = sampling(bins, samples);</text:p>
      <text:p text:style-name="P3"/>
      <text:p text:style-name="P3">KLD1</text:p>
      <text:p text:style-name="P3">KLD2</text:p>
      <text:p text:style-name="P3"/>
      <text:p text:style-name="P3">subplot(1, 2, 1)</text:p>
      <text:p text:style-name="P3">bar(X, b)</text:p>
      <text:p text:style-name="P3">ylabel('Probability', 'FontSize', 20)</text:p>
      <text:p text:style-name="P3">xlabel('Bins', 'FontSize', 20)</text:p>
      <text:p text:style-name="P3">title('Given Data Probability Distribution', 'FontSize', 20)</text:p>
      <text:p text:style-name="P3"/>
      <text:p text:style-name="P3">subplot(1, 2, 2)</text:p>
      <text:p text:style-name="P3">bar(X1, b1)</text:p>
      <text:p text:style-name="P3">ylabel('Probability', 'FontSize', 20)</text:p>
      <text:p text:style-name="P3">xlabel('Bins', 'FontSize', 20)</text:p>
      <text:p text:style-name="P3">title('Sampled Data Probability Distribution', 'FontSize', 20)</text:p>
      <text:p text:style-name="P3"/>
      <text:p text:style-name="P3">sgtitle(["Sampling from Experimental Data", "Bins = 20, Samples = 1000"], 'FontSize', 25)</text:p>
      <text:p text:style-name="P3"/>
      <text:p text:style-name="P3">%% PLot 2</text:p>
      <text:p text:style-name="P3">bins = 10;</text:p>
      <text:p text:style-name="P3">samples = 1000;</text:p>
      <text:p text:style-name="P3">[KLD1, KLD2, X, b, X1,b1] = sampling(bins, samples);</text:p>
      <text:p text:style-name="P3"/>
      <text:p text:style-name="P3">KLD1</text:p>
      <text:p text:style-name="P3">KLD2</text:p>
      <text:p text:style-name="P3"/>
      <text:p text:style-name="P3">subplot(1, 2, 1)</text:p>
      <text:p text:style-name="P3">bar(X, b)</text:p>
      <text:p text:style-name="P3">ylabel('Probability', 'FontSize', 20)</text:p>
      <text:p text:style-name="P3">xlabel('Bins', 'FontSize', 20)</text:p>
      <text:p text:style-name="P3">title('Given Data Probability Distribution', 'FontSize', 20)</text:p>
      <text:p text:style-name="P3"/>
      <text:p text:style-name="P3">subplot(1, 2, 2)</text:p>
      <text:p text:style-name="P3">bar(X1, b1)</text:p>
      <text:p text:style-name="P3">ylabel('Probability', 'FontSize', 20)</text:p>
      <text:p text:style-name="P3">xlabel('Bins', 'FontSize', 20)</text:p>
      <text:p text:style-name="P3">title('Sampled Data Probability Distribution', 'FontSize', 20)</text:p>
      <text:p text:style-name="P3"/>
      <text:p text:style-name="P3">sgtitle(["Sampling from Experimental Data", "Bins = 10, Samples = 1000"], 'FontSize', 25)</text:p>
      <text:p text:style-name="P3"/>
      <text:p text:style-name="P3">%% Plot 3</text:p>
      <text:p text:style-name="P3">bins = 40;</text:p>
      <text:p text:style-name="P3">samples = 1000;</text:p>
      <text:p text:style-name="P3"><text:soft-page-break/>[KLD1, KLD2, X, b, X1,b1] = sampling(bins, samples);</text:p>
      <text:p text:style-name="P3"/>
      <text:p text:style-name="P3">KLD1</text:p>
      <text:p text:style-name="P3">KLD2</text:p>
      <text:p text:style-name="P3"/>
      <text:p text:style-name="P3">subplot(1, 2, 1)</text:p>
      <text:p text:style-name="P3">bar(X, b)</text:p>
      <text:p text:style-name="P3">ylabel('Probability', 'FontSize', 20)</text:p>
      <text:p text:style-name="P3">xlabel('Bins', 'FontSize', 20)</text:p>
      <text:p text:style-name="P3">title('Given Data Probability Distribution', 'FontSize', 20)</text:p>
      <text:p text:style-name="P3"/>
      <text:p text:style-name="P3">subplot(1, 2, 2)</text:p>
      <text:p text:style-name="P3">bar(X1, b1)</text:p>
      <text:p text:style-name="P3">ylabel('Probability', 'FontSize', 20)</text:p>
      <text:p text:style-name="P3">xlabel('Bins', 'FontSize', 20)</text:p>
      <text:p text:style-name="P3">title('Sampled Data Probability Distribution', 'FontSize', 20)</text:p>
      <text:p text:style-name="P3"/>
      <text:p text:style-name="P3">sgtitle(["Sampling from Experimental Data", "Bins = 20, Samples = 1000"], 'FontSize', 25)</text:p>
      <text:p text:style-name="P3"/>
      <text:p text:style-name="P2">sampling.m</text:p>
      <text:p text:style-name="P2"/>
      <text:p text:style-name="P3">function [KLD1, KLD2, X, b, X1,b1] = sampling(bin, N)</text:p>
      <text:p text:style-name="P3"><text:s text:c="4"/>% Set Up</text:p>
      <text:p text:style-name="P3"><text:s text:c="4"/>load("sampledata2023.mat");</text:p>
      <text:p text:style-name="P3"><text:s text:c="4"/></text:p>
      <text:p text:style-name="P3"><text:s text:c="4"/>figure(1)</text:p>
      <text:p text:style-name="P3"><text:s text:c="4"/>h = histogram(Data0, bin);</text:p>
      <text:p text:style-name="P3"><text:s text:c="4"/>b = h.Values / length(Data0);</text:p>
      <text:p text:style-name="P3"><text:s text:c="4"/>c = cumsum(b);</text:p>
      <text:p text:style-name="P3"><text:s text:c="4"/>X = h.BinEdges(1:bin)+h.BinWidth/2;</text:p>
      <text:p text:style-name="P3"><text:s text:c="4"/></text:p>
      <text:p text:style-name="P3"><text:s text:c="4"/>rng(4)</text:p>
      <text:p text:style-name="P3"><text:s text:c="4"/>DataNew = zeros(1, N);</text:p>
      <text:p text:style-name="P3"><text:s text:c="4"/>for i = 1:N</text:p>
      <text:p text:style-name="P3"><text:s text:c="8"/>u = rand;</text:p>
      <text:p text:style-name="P3"><text:s text:c="8"/>index = find(c&gt;u,1);</text:p>
      <text:p text:style-name="P3"><text:s text:c="8"/>DataNew(1,i) = X(index);</text:p>
      <text:p text:style-name="P3"><text:s text:c="4"/>end</text:p>
      <text:p text:style-name="P3"><text:s text:c="4"/></text:p>
      <text:p text:style-name="P3"><text:s text:c="4"/>figure(2)</text:p>
      <text:p text:style-name="P3"><text:s text:c="4"/>h1 = histogram(DataNew, bin);</text:p>
      <text:p text:style-name="P3"><text:s text:c="4"/></text:p>
      <text:p text:style-name="P3"><text:s text:c="4"/>b1 = h1.Values / length(Data0);</text:p>
      <text:p text:style-name="P3"><text:s text:c="4"/>X1 = h1.BinEdges(1:bin)+h1.BinWidth/2;</text:p>
      <text:p text:style-name="P3"><text:s text:c="4"/></text:p>
      <text:p text:style-name="P3"><text:s text:c="4"/>KLD1 = 0;</text:p>
      <text:p text:style-name="P3"><text:s text:c="4"/>for i = 1:bin</text:p>
      <text:p text:style-name="P3"><text:s text:c="8"/>KLD1 = KLD1 + b(i) * log(b(i)/b1(i));</text:p>
      <text:p text:style-name="P3"><text:s text:c="4"/>end</text:p>
      <text:p text:style-name="P3"><text:s text:c="4"/></text:p>
      <text:p text:style-name="P3"><text:s text:c="4"/>KLD2 = 0;</text:p>
      <text:p text:style-name="P3"><text:s text:c="4"/>for i = 1:bin</text:p>
      <text:p text:style-name="P3"><text:soft-page-break/><text:s text:c="8"/>KLD2 = KLD2 + b1(i) * log(b1(i)/b(i));</text:p>
      <text:p text:style-name="P3"><text:s text:c="4"/>end</text:p>
      <text:p text:style-name="P3">en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A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17:24:37.071327529</meta:creation-date>
    <dc:date>2023-09-01T17:33:28.148672741</dc:date>
    <meta:editing-duration>PT5M3S</meta:editing-duration>
    <meta:editing-cycles>2</meta:editing-cycles>
    <meta:generator>LibreOffice/7.5.5.2$Linux_X86_64 LibreOffice_project/50$Build-2</meta:generator>
    <meta:document-statistic meta:table-count="0" meta:image-count="0" meta:object-count="0" meta:page-count="7" meta:paragraph-count="262" meta:word-count="1022" meta:character-count="7675" meta:non-whitespace-character-count="6123"/>
  </office:meta>
</office:document-meta>
</file>